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36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2.5492in"/>
    </style:style>
    <style:style style:name="co5" style:family="table-column">
      <style:table-column-properties fo:break-before="auto" style:column-width="2.0252in"/>
    </style:style>
    <style:style style:name="co6" style:family="table-column">
      <style:table-column-properties fo:break-before="auto" style:column-width="1.1547in"/>
    </style:style>
    <style:style style:name="ro1" style:family="table-row">
      <style:table-row-properties style:row-height="0.955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5" style:family="table-cell" style:parent-style-name="Default">
      <style:table-cell-properties fo:background-color="#ed7d3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6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7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8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9" style:family="table-cell" style:parent-style-name="Default" style:data-style-name="N144">
      <style:table-cell-properties fo:background-color="#70ad4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10" style:family="table-cell" style:parent-style-name="Default" style:data-style-name="N144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1" style:family="table-cell" style:parent-style-name="Default" style:data-style-name="N145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12" style:family="table-cell" style:parent-style-name="Default" style:data-style-name="N145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3" style:family="table-cell" style:parent-style-name="Excel_20_Built-in_20_Percent" style:data-style-name="N10">
      <style:table-cell-properties fo:background-color="#ff333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14" style:family="table-cell" style:parent-style-name="Excel_20_Built-in_20_Percent" style:data-style-name="N10">
      <style:table-cell-properties fo:background-color="#ff33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5" style:family="table-cell" style:parent-style-name="Excel_20_Built-in_20_Percen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16" style:family="table-cell" style:parent-style-name="Excel_20_Built-in_20_Percen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7" style:family="table-cell" style:parent-style-name="Excel_20_Built-in_20_Percent" style:data-style-name="N144">
      <style:table-cell-properties fo:background-color="#ffc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18" style:family="table-cell" style:parent-style-name="Excel_20_Built-in_20_Percent" style:data-style-name="N144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9" style:family="table-cell" style:parent-style-name="Excel_20_Built-in_20_Percent" style:data-style-name="N144">
      <style:table-cell-properties fo:background-color="#acd5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20" style:family="table-cell" style:parent-style-name="Excel_20_Built-in_20_Percent" style:data-style-name="N144">
      <style:table-cell-properties fo:background-color="#acd5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21" style:family="table-cell" style:parent-style-name="Excel_20_Built-in_20_Percent">
      <style:table-cell-properties fo:background-color="#fb8da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22" style:family="table-cell" style:parent-style-name="Excel_20_Built-in_20_Percent">
      <style:table-cell-properties fo:background-color="#fb8da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6"/>
        <table:table-column table:style-name="co1" table:default-cell-style-name="ce8"/>
        <table:table-column table:style-name="co3" table:default-cell-style-name="ce10"/>
        <table:table-column table:style-name="co4" table:default-cell-style-name="ce12"/>
        <table:table-column table:style-name="co1" table:default-cell-style-name="ce14"/>
        <table:table-column table:style-name="co1" table:default-cell-style-name="ce16"/>
        <table:table-column table:style-name="co5" table:default-cell-style-name="ce18"/>
        <table:table-column table:style-name="co1" table:default-cell-style-name="ce20"/>
        <table:table-column table:style-name="co6" table:default-cell-style-name="ce22"/>
        <table:table-row table:style-name="ro1"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TOVAR NOMI</text:p>
          </table:table-cell>
          <table:table-cell table:style-name="ce5" office:value-type="string" calcext:value-type="string">
            <text:p>KG/LT/GR RAZMER</text:p>
          </table:table-cell>
          <table:table-cell table:style-name="ce7" office:value-type="string" calcext:value-type="string">
            <text:p>SONI</text:p>
          </table:table-cell>
          <table:table-cell table:style-name="ce9" office:value-type="string" calcext:value-type="string">
            <text:p>KELISH NARXI</text:p>
          </table:table-cell>
          <table:table-cell table:style-name="ce11" office:value-type="string" calcext:value-type="string">
            <text:p>SOTISH NARXI</text:p>
          </table:table-cell>
          <table:table-cell table:style-name="ce13" office:value-type="string" calcext:value-type="string">
            <text:p>FOIZI</text:p>
          </table:table-cell>
          <table:table-cell table:style-name="ce15" office:value-type="string" calcext:value-type="string">
            <text:p>SOTILGAN TOVAR SONI</text:p>
          </table:table-cell>
          <table:table-cell table:style-name="ce17" office:value-type="string" calcext:value-type="string">
            <text:p>SOTILGAN NARXI</text:p>
          </table:table-cell>
          <table:table-cell table:style-name="ce19" office:value-type="string" calcext:value-type="string">
            <text:p>JAMI SOTILGAN TOVAR SUMMASI</text:p>
          </table:table-cell>
          <table:table-cell table:style-name="ce21" office:value-type="string" calcext:value-type="string">
            <text:p>SOTILGANGA NISBAT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Y MIKING 10/40 SUPER POW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10000" calcext:value-type="currency">
            <text:p>310,000 UZS</text:p>
          </table:table-cell>
          <table:table-cell table:formula="of:=[.F2]/[.E2]" office:value-type="percentage" office:value="6.2" calcext:value-type="percentage">
            <text:p>62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300000" calcext:value-type="currency">
            <text:p>300,000 UZS</text:p>
          </table:table-cell>
          <table:table-cell table:formula="of:=[.H2]*[.I2]" office:value-type="currency" office:currency="UZS" office:value="0" calcext:value-type="currency">
            <text:p>0 UZS</text:p>
          </table:table-cell>
          <table:table-cell table:formula="of:=[.I2]/[.E2]*100%" office:value-type="percentage" office:value="6" calcext:value-type="percentage">
            <text:p>60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Y MIKING 10/40 GRAND POW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00000" calcext:value-type="currency">
            <text:p>300,000 UZS</text:p>
          </table:table-cell>
          <table:table-cell table:formula="of:=[.F3]/[.E3]" office:value-type="percentage" office:value="6" calcext:value-type="percentage">
            <text:p>6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95000" calcext:value-type="currency">
            <text:p>95,000 UZS</text:p>
          </table:table-cell>
          <table:table-cell table:formula="of:=[.H3]*[.I3]" office:value-type="currency" office:currency="UZS" office:value="0" calcext:value-type="currency">
            <text:p>0 UZS</text:p>
          </table:table-cell>
          <table:table-cell table:formula="of:=[.I3]/[.E3]*100%" office:value-type="percentage" office:value="1.9" calcext:value-type="percentage">
            <text:p>19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Y MIKING 5/30 GOLD SUP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10000" calcext:value-type="currency">
            <text:p>310,000 UZS</text:p>
          </table:table-cell>
          <table:table-cell table:formula="of:=[.F4]/[.E4]" office:value-type="percentage" office:value="6.2" calcext:value-type="percentage">
            <text:p>62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31" calcext:value-type="currency">
            <text:p>13,131 UZS</text:p>
          </table:table-cell>
          <table:table-cell table:formula="of:=[.H4]*[.I4]" office:value-type="currency" office:currency="UZS" office:value="0" calcext:value-type="currency">
            <text:p>0 UZS</text:p>
          </table:table-cell>
          <table:table-cell table:formula="of:=[.I4]/[.E4]*100%" office:value-type="percentage" office:value="0.26262" calcext:value-type="percentage">
            <text:p>26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Y MIKING 5/30 GOLD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18000" calcext:value-type="currency">
            <text:p>318,000 UZS</text:p>
          </table:table-cell>
          <table:table-cell table:formula="of:=[.F5]/[.E5]" office:value-type="percentage" office:value="6.36" calcext:value-type="percentage">
            <text:p>636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23123" calcext:value-type="currency">
            <text:p>123,123 UZS</text:p>
          </table:table-cell>
          <table:table-cell table:formula="of:=[.H5]*[.I5]" office:value-type="currency" office:currency="UZS" office:value="0" calcext:value-type="currency">
            <text:p>0 UZS</text:p>
          </table:table-cell>
          <table:table-cell table:formula="of:=[.I5]/[.E5]*100%" office:value-type="percentage" office:value="2.46246" calcext:value-type="percentage">
            <text:p>24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Y MIKING 5/40 SUPER RAC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16000" calcext:value-type="currency">
            <text:p>316,000 UZS</text:p>
          </table:table-cell>
          <table:table-cell table:formula="of:=[.F6]/[.E6]" office:value-type="percentage" office:value="6.32" calcext:value-type="percentage">
            <text:p>632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4141" calcext:value-type="currency">
            <text:p>14,141 UZS</text:p>
          </table:table-cell>
          <table:table-cell table:formula="of:=[.H6]*[.I6]" office:value-type="currency" office:currency="UZS" office:value="0" calcext:value-type="currency">
            <text:p>0 UZS</text:p>
          </table:table-cell>
          <table:table-cell table:formula="of:=[.I6]/[.E6]*100%" office:value-type="percentage" office:value="0.28282" calcext:value-type="percentage">
            <text:p>28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Y MOBIL 5/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452000" calcext:value-type="currency">
            <text:p>452,000 UZS</text:p>
          </table:table-cell>
          <table:table-cell table:formula="of:=[.F7]/[.E7]" office:value-type="percentage" office:value="9.04" calcext:value-type="percentage">
            <text:p>904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250040" calcext:value-type="currency">
            <text:p>250,040 UZS</text:p>
          </table:table-cell>
          <table:table-cell table:formula="of:=[.H7]*[.I7]" office:value-type="currency" office:currency="UZS" office:value="0" calcext:value-type="currency">
            <text:p>0 UZS</text:p>
          </table:table-cell>
          <table:table-cell table:formula="of:=[.I7]/[.E7]*100%" office:value-type="percentage" office:value="5.0008" calcext:value-type="percentage">
            <text:p>5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Y DIVINOL 5/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65000" calcext:value-type="currency">
            <text:p>365,000 UZS</text:p>
          </table:table-cell>
          <table:table-cell table:formula="of:=[.F8]/[.E8]" office:value-type="percentage" office:value="7.3" calcext:value-type="percentage">
            <text:p>73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223231" calcext:value-type="currency">
            <text:p>223,231 UZS</text:p>
          </table:table-cell>
          <table:table-cell table:formula="of:=[.H8]*[.I8]" office:value-type="currency" office:currency="UZS" office:value="0" calcext:value-type="currency">
            <text:p>0 UZS</text:p>
          </table:table-cell>
          <table:table-cell table:formula="of:=[.I8]/[.E8]*100%" office:value-type="percentage" office:value="4.46462" calcext:value-type="percentage">
            <text:p>44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Y DIVINOL 5/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65000" calcext:value-type="currency">
            <text:p>365,000 UZS</text:p>
          </table:table-cell>
          <table:table-cell table:formula="of:=[.F9]/[.E9]" office:value-type="percentage" office:value="7.3" calcext:value-type="percentage">
            <text:p>73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9]*[.I9]" office:value-type="currency" office:currency="UZS" office:value="0" calcext:value-type="currency">
            <text:p>0 UZS</text:p>
          </table:table-cell>
          <table:table-cell table:formula="of:=[.I9]/[.E9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Y DIVINOL 10/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00000" calcext:value-type="currency">
            <text:p>300,000 UZS</text:p>
          </table:table-cell>
          <table:table-cell table:formula="of:=[.F10]/[.E10]" office:value-type="percentage" office:value="6" calcext:value-type="percentage">
            <text:p>6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0]*[.I10]" office:value-type="currency" office:currency="UZS" office:value="0" calcext:value-type="currency">
            <text:p>0 UZS</text:p>
          </table:table-cell>
          <table:table-cell table:formula="of:=[.I10]/[.E10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Y ADINOL 10/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67000" calcext:value-type="currency">
            <text:p>367,000 UZS</text:p>
          </table:table-cell>
          <table:table-cell table:formula="of:=[.F11]/[.E11]" office:value-type="percentage" office:value="7.34" calcext:value-type="percentage">
            <text:p>734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1]*[.I11]" office:value-type="currency" office:currency="UZS" office:value="0" calcext:value-type="currency">
            <text:p>0 UZS</text:p>
          </table:table-cell>
          <table:table-cell table:formula="of:=[.I11]/[.E11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Y ELITE 5/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38000" calcext:value-type="currency">
            <text:p>238,000 UZS</text:p>
          </table:table-cell>
          <table:table-cell table:formula="of:=[.F12]/[.E12]" office:value-type="percentage" office:value="4.76" calcext:value-type="percentage">
            <text:p>476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2]*[.I12]" office:value-type="currency" office:currency="UZS" office:value="0" calcext:value-type="currency">
            <text:p>0 UZS</text:p>
          </table:table-cell>
          <table:table-cell table:formula="of:=[.I12]/[.E12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Y GAZPROM 15/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55000" calcext:value-type="currency">
            <text:p>255,000 UZS</text:p>
          </table:table-cell>
          <table:table-cell table:formula="of:=[.F13]/[.E13]" office:value-type="percentage" office:value="5.1" calcext:value-type="percentage">
            <text:p>51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3]*[.I13]" office:value-type="currency" office:currency="UZS" office:value="0" calcext:value-type="currency">
            <text:p>0 UZS</text:p>
          </table:table-cell>
          <table:table-cell table:formula="of:=[.I13]/[.E13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Y LOTOS 10/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95000" calcext:value-type="currency">
            <text:p>295,000 UZS</text:p>
          </table:table-cell>
          <table:table-cell table:formula="of:=[.F14]/[.E14]" office:value-type="percentage" office:value="5.9" calcext:value-type="percentage">
            <text:p>59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4]*[.I14]" office:value-type="currency" office:currency="UZS" office:value="0" calcext:value-type="currency">
            <text:p>0 UZS</text:p>
          </table:table-cell>
          <table:table-cell table:formula="of:=[.I14]/[.E14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Y LUKOYL 20/50 SUP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195000" calcext:value-type="currency">
            <text:p>195,000 UZS</text:p>
          </table:table-cell>
          <table:table-cell table:formula="of:=[.F15]/[.E15]" office:value-type="percentage" office:value="3.9" calcext:value-type="percentage">
            <text:p>39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5]*[.I15]" office:value-type="currency" office:currency="UZS" office:value="0" calcext:value-type="currency">
            <text:p>0 UZS</text:p>
          </table:table-cell>
          <table:table-cell table:formula="of:=[.I15]/[.E15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Y LUKOYL 15/40 SUP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15000" calcext:value-type="currency">
            <text:p>215,000 UZS</text:p>
          </table:table-cell>
          <table:table-cell table:formula="of:=[.F16]/[.E16]" office:value-type="percentage" office:value="4.3" calcext:value-type="percentage">
            <text:p>43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6]*[.I16]" office:value-type="currency" office:currency="UZS" office:value="0" calcext:value-type="currency">
            <text:p>0 UZS</text:p>
          </table:table-cell>
          <table:table-cell table:formula="of:=[.I16]/[.E16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Y LUKOYL 10/40 SUP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30000" calcext:value-type="currency">
            <text:p>230,000 UZS</text:p>
          </table:table-cell>
          <table:table-cell table:formula="of:=[.F17]/[.E17]" office:value-type="percentage" office:value="4.6" calcext:value-type="percentage">
            <text:p>46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7]*[.I17]" office:value-type="currency" office:currency="UZS" office:value="0" calcext:value-type="currency">
            <text:p>0 UZS</text:p>
          </table:table-cell>
          <table:table-cell table:formula="of:=[.I17]/[.E17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Y LUKOYL 10/40 LUX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70000" calcext:value-type="currency">
            <text:p>270,000 UZS</text:p>
          </table:table-cell>
          <table:table-cell table:formula="of:=[.F18]/[.E18]" office:value-type="percentage" office:value="5.4" calcext:value-type="percentage">
            <text:p>54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8]*[.I18]" office:value-type="currency" office:currency="UZS" office:value="0" calcext:value-type="currency">
            <text:p>0 UZS</text:p>
          </table:table-cell>
          <table:table-cell table:formula="of:=[.I18]/[.E18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Y LUKOYL 20/50 SUP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50000" calcext:value-type="currency">
            <text:p>250,000 UZS</text:p>
          </table:table-cell>
          <table:table-cell table:formula="of:=[.F19]/[.E19]" office:value-type="percentage" office:value="5" calcext:value-type="percentage">
            <text:p>5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19]*[.I19]" office:value-type="currency" office:currency="UZS" office:value="0" calcext:value-type="currency">
            <text:p>0 UZS</text:p>
          </table:table-cell>
          <table:table-cell table:formula="of:=[.I19]/[.E19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Y PROTEC 10/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40000" calcext:value-type="currency">
            <text:p>340,000 UZS</text:p>
          </table:table-cell>
          <table:table-cell table:formula="of:=[.F20]/[.E20]" office:value-type="percentage" office:value="6.8" calcext:value-type="percentage">
            <text:p>68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0]*[.I20]" office:value-type="currency" office:currency="UZS" office:value="0" calcext:value-type="currency">
            <text:p>0 UZS</text:p>
          </table:table-cell>
          <table:table-cell table:formula="of:=[.I20]/[.E20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Y GULF 10/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300000" calcext:value-type="currency">
            <text:p>300,000 UZS</text:p>
          </table:table-cell>
          <table:table-cell table:formula="of:=[.F21]/[.E21]" office:value-type="percentage" office:value="6" calcext:value-type="percentage">
            <text:p>6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1]*[.I21]" office:value-type="currency" office:currency="UZS" office:value="0" calcext:value-type="currency">
            <text:p>0 UZS</text:p>
          </table:table-cell>
          <table:table-cell table:formula="of:=[.I21]/[.E21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Y GULF 5/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400000" calcext:value-type="currency">
            <text:p>400,000 UZS</text:p>
          </table:table-cell>
          <table:table-cell table:formula="of:=[.F22]/[.E22]" office:value-type="percentage" office:value="8" calcext:value-type="percentage">
            <text:p>8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2]*[.I22]" office:value-type="currency" office:currency="UZS" office:value="0" calcext:value-type="currency">
            <text:p>0 UZS</text:p>
          </table:table-cell>
          <table:table-cell table:formula="of:=[.I22]/[.E22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Y GULF 5/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400000" calcext:value-type="currency">
            <text:p>400,000 UZS</text:p>
          </table:table-cell>
          <table:table-cell table:formula="of:=[.F23]/[.E23]" office:value-type="percentage" office:value="8" calcext:value-type="percentage">
            <text:p>8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3]*[.I23]" office:value-type="currency" office:currency="UZS" office:value="0" calcext:value-type="currency">
            <text:p>0 UZS</text:p>
          </table:table-cell>
          <table:table-cell table:formula="of:=[.I23]/[.E23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Y GULF ATF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160000" calcext:value-type="currency">
            <text:p>160,000 UZS</text:p>
          </table:table-cell>
          <table:table-cell table:formula="of:=[.F24]/[.E24]" office:value-type="percentage" office:value="3.2" calcext:value-type="percentage">
            <text:p>32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4]*[.I24]" office:value-type="currency" office:currency="UZS" office:value="0" calcext:value-type="currency">
            <text:p>0 UZS</text:p>
          </table:table-cell>
          <table:table-cell table:formula="of:=[.I24]/[.E24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Y GRAND OIL 80/9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5000" calcext:value-type="currency">
            <text:p>25,000 UZS</text:p>
          </table:table-cell>
          <table:table-cell table:formula="of:=[.F25]/[.E25]" office:value-type="percentage" office:value="0.5" calcext:value-type="percentage">
            <text:p>5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5]*[.I25]" office:value-type="currency" office:currency="UZS" office:value="0" calcext:value-type="currency">
            <text:p>0 UZS</text:p>
          </table:table-cell>
          <table:table-cell table:formula="of:=[.I25]/[.E25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Y GRAND OIL ATF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25000" calcext:value-type="currency">
            <text:p>25,000 UZS</text:p>
          </table:table-cell>
          <table:table-cell table:formula="of:=[.F26]/[.E26]" office:value-type="percentage" office:value="0.5" calcext:value-type="percentage">
            <text:p>5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6]*[.I26]" office:value-type="currency" office:currency="UZS" office:value="0" calcext:value-type="currency">
            <text:p>0 UZS</text:p>
          </table:table-cell>
          <table:table-cell table:formula="of:=[.I26]/[.E26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Y WINIRON 80/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48000" calcext:value-type="currency">
            <text:p>48,000 UZS</text:p>
          </table:table-cell>
          <table:table-cell table:formula="of:=[.F27]/[.E27]" office:value-type="percentage" office:value="0.96" calcext:value-type="percentage">
            <text:p>96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7]*[.I27]" office:value-type="currency" office:currency="UZS" office:value="0" calcext:value-type="currency">
            <text:p>0 UZS</text:p>
          </table:table-cell>
          <table:table-cell table:formula="of:=[.I27]/[.E27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Y WINIRON 85/1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50000" calcext:value-type="currency">
            <text:p>50,000 UZS</text:p>
          </table:table-cell>
          <table:table-cell table:formula="of:=[.F28]/[.E28]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8]*[.I28]" office:value-type="currency" office:currency="UZS" office:value="0" calcext:value-type="currency">
            <text:p>0 UZS</text:p>
          </table:table-cell>
          <table:table-cell table:formula="of:=[.I28]/[.E28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Y MICKING 85/1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110000" calcext:value-type="currency">
            <text:p>110,000 UZS</text:p>
          </table:table-cell>
          <table:table-cell table:formula="of:=[.F29]/[.E29]" office:value-type="percentage" office:value="2.2" calcext:value-type="percentage">
            <text:p>22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29]*[.I29]" office:value-type="currency" office:currency="UZS" office:value="0" calcext:value-type="currency">
            <text:p>0 UZS</text:p>
          </table:table-cell>
          <table:table-cell table:formula="of:=[.I29]/[.E29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Y MICKING 75/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95000" calcext:value-type="currency">
            <text:p>95,000 UZS</text:p>
          </table:table-cell>
          <table:table-cell table:formula="of:=[.F30]/[.E30]" office:value-type="percentage" office:value="1.9" calcext:value-type="percentage">
            <text:p>19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30]*[.I30]" office:value-type="currency" office:currency="UZS" office:value="0" calcext:value-type="currency">
            <text:p>0 UZS</text:p>
          </table:table-cell>
          <table:table-cell table:formula="of:=[.I30]/[.E30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Y ORIENT OIL TAG 1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15000" calcext:value-type="currency">
            <text:p>15,000 UZS</text:p>
          </table:table-cell>
          <table:table-cell table:formula="of:=[.F31]/[.E31]" office:value-type="percentage" office:value="0.3" calcext:value-type="percentage">
            <text:p>3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31]*[.I31]" office:value-type="currency" office:currency="UZS" office:value="0" calcext:value-type="currency">
            <text:p>0 UZS</text:p>
          </table:table-cell>
          <table:table-cell table:formula="of:=[.I31]/[.E31]*100%" office:value-type="percentage" office:value="0.02622" calcext:value-type="percentage">
            <text:p>3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Y UNIVERSAL 20/50</text:p>
          </table:table-cell>
          <table:table-cell office:value-type="string" calcext:value-type="string">
            <text:p>900GR</text:p>
          </table:table-cell>
          <table:table-cell office:value-type="float" office:value="14" calcext:value-type="float">
            <text:p>14</text:p>
          </table:table-cell>
          <table:table-cell office:value-type="currency" office:currency="UZS" office:value="50000" calcext:value-type="currency">
            <text:p>50,000 UZS</text:p>
          </table:table-cell>
          <table:table-cell office:value-type="currency" office:currency="UZS" office:value="15000" calcext:value-type="currency">
            <text:p>15,000 UZS</text:p>
          </table:table-cell>
          <table:table-cell table:formula="of:=[.F32]/[.E32]" office:value-type="percentage" office:value="0.3" calcext:value-type="percentage">
            <text:p>30%</text:p>
          </table:table-cell>
          <table:table-cell office:value-type="float" office:value="0" calcext:value-type="float">
            <text:p>0</text:p>
          </table:table-cell>
          <table:table-cell office:value-type="currency" office:currency="UZS" office:value="1311" calcext:value-type="currency">
            <text:p>1,311 UZS</text:p>
          </table:table-cell>
          <table:table-cell table:formula="of:=[.H32]*[.I32]" office:value-type="currency" office:currency="UZS" office:value="0" calcext:value-type="currency">
            <text:p>0 UZS</text:p>
          </table:table-cell>
          <table:table-cell table:formula="of:=[.I32]/[.E32]*100%" office:value-type="percentage" office:value="0.02622" calcext:value-type="percentage">
            <text:p>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45P0" style:volatile="true">
      <number:number number:decimal-places="0" number:min-decimal-places="0" number:min-integer-digits="1" number:grouping="true"/>
      <number:text> </number:text>
      <number:currency-symbol>UZS</number:currency-symbol>
    </number:currency-style>
    <number:currency-style style:name="N145">
      <number:text>-</number:text>
      <number:number number:decimal-places="0" number:min-decimal-places="0" number:min-integer-digits="1" number:grouping="true"/>
      <number:text> </number:text>
      <number:currency-symbol>UZS</number:currency-symbol>
      <style:map style:condition="value()&gt;=0" style:apply-style-name="N145P0"/>
    </number:currency-style>
    <number:currency-style style:name="N144">
      <number:number number:decimal-places="0" number:min-decimal-places="0" number:min-integer-digits="1" number:grouping="true"/>
      <number:text> </number:text>
      <number:currency-symbol>UZS</number:currency-symbol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4:07:04.997757214</meta:creation-date>
    <dc:date>2025-08-12T14:12:46.294014678</dc:date>
    <meta:editing-duration>PT5M41S</meta:editing-duration>
    <meta:editing-cycles>1</meta:editing-cycles>
    <meta:document-statistic meta:table-count="1" meta:cell-count="352" meta:object-count="0"/>
    <meta:generator>LibreOffice/7.3.7.2$Linux_X86_64 LibreOffice_project/30$Build-2</meta:generator>
  </office:meta>
</office:document-meta>
</file>